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07e423" officeooo:paragraph-rsid="0006c784" style:font-name-asian="Nimbus Mono L"/>
    </style:style>
    <style:style style:name="P2" style:family="paragraph" style:parent-style-name="Preformatted_20_Text">
      <style:text-properties style:font-name="Nimbus Mono L" officeooo:rsid="0007e423" officeooo:paragraph-rsid="000b7ec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dbcea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17ef6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5e87e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6b4e7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a3939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bcddc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f5914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02b5c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30c5b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46f1c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b317d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d40d5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231e5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42e68" style:font-name-asian="Nimbus Mono L"/>
    </style:style>
    <style:style style:name="P17" style:family="paragraph" style:parent-style-name="Preformatted_20_Text">
      <style:text-properties style:font-name="Nimbus Mono L" officeooo:paragraph-rsid="0006c784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117ef6" fo:background-color="#66ff66" style:font-name-asian="Nimbus Mono L"/>
    </style:style>
    <style:style style:name="P19" style:family="paragraph" style:parent-style-name="Standard">
      <style:text-properties style:font-name="Nimbus Mono L" officeooo:rsid="0014c351" officeooo:paragraph-rsid="0006c784" style:font-name-asian="Nimbus Mono L"/>
    </style:style>
    <style:style style:name="P20" style:family="paragraph" style:parent-style-name="Standard">
      <style:text-properties style:font-name="Nimbus Mono L" officeooo:rsid="0007e423" officeooo:paragraph-rsid="0006c784" fo:background-color="#ff3333" style:font-name-asian="Nimbus Mono L"/>
    </style:style>
    <style:style style:name="P21" style:family="paragraph" style:parent-style-name="Preformatted_20_Text">
      <style:text-properties style:font-name="Nimbus Mono L" officeooo:rsid="00323e4c" officeooo:paragraph-rsid="0006c784" fo:background-color="#ff33ff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06c784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37698f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202b5c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246f1c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2d40d5" style:font-name-asian="Nimbus Mono L"/>
    </style:style>
    <style:style style:name="T1" style:family="text">
      <style:text-properties fo:background-color="#ff33ff" loext:char-shading-value="0"/>
    </style:style>
    <style:style style:name="T2" style:family="text">
      <style:text-properties officeooo:rsid="00323e4c" fo:background-color="#ff33ff" loext:char-shading-value="0"/>
    </style:style>
    <style:style style:name="T3" style:family="text">
      <style:text-properties fo:background-color="#66ff66" loext:char-shading-value="0"/>
    </style:style>
    <style:style style:name="T4" style:family="text">
      <style:text-properties officeooo:rsid="00d31583" fo:background-color="#66ff66" loext:char-shading-value="0"/>
    </style:style>
    <style:style style:name="T5" style:family="text">
      <style:text-properties officeooo:rsid="00d329f1" fo:background-color="#66ff66" loext:char-shading-value="0"/>
    </style:style>
    <style:style style:name="T6" style:family="text">
      <style:text-properties officeooo:rsid="00d8739a" fo:background-color="#66ff66" loext:char-shading-value="0"/>
    </style:style>
    <style:style style:name="T7" style:family="text">
      <style:text-properties officeooo:rsid="004c2373" fo:background-color="#66ff66" loext:char-shading-value="0"/>
    </style:style>
    <style:style style:name="T8" style:family="text">
      <style:text-properties officeooo:rsid="009c91cf" fo:background-color="#66ff66" loext:char-shading-value="0"/>
    </style:style>
    <style:style style:name="T9" style:family="text">
      <style:text-properties officeooo:rsid="00117ef6" fo:background-color="#66ff66" loext:char-shading-value="0"/>
    </style:style>
    <style:style style:name="T10" style:family="text">
      <style:text-properties officeooo:rsid="00129bf3" fo:background-color="#66ff66" loext:char-shading-value="0"/>
    </style:style>
    <style:style style:name="T11" style:family="text">
      <style:text-properties officeooo:rsid="0013cc57" fo:background-color="#66ff66" loext:char-shading-value="0"/>
    </style:style>
    <style:style style:name="T12" style:family="text">
      <style:text-properties officeooo:rsid="003231e5" fo:background-color="#66ff66" loext:char-shading-value="0"/>
    </style:style>
    <style:style style:name="T13" style:family="text">
      <style:text-properties officeooo:rsid="001eb657"/>
    </style:style>
    <style:style style:name="T14" style:family="text">
      <style:text-properties officeooo:rsid="0009cd60"/>
    </style:style>
    <style:style style:name="T15" style:family="text">
      <style:text-properties officeooo:rsid="00566f4a"/>
    </style:style>
    <style:style style:name="T16" style:family="text">
      <style:text-properties officeooo:rsid="0019632a"/>
    </style:style>
    <style:style style:name="T17" style:family="text">
      <style:text-properties officeooo:rsid="00d50ea8"/>
    </style:style>
    <style:style style:name="T18" style:family="text">
      <style:text-properties officeooo:rsid="003dad1f"/>
    </style:style>
    <style:style style:name="T19" style:family="text">
      <style:text-properties fo:color="#ff3333" officeooo:rsid="0007e423"/>
    </style:style>
    <style:style style:name="T20" style:family="text">
      <style:text-properties officeooo:rsid="0007e423"/>
    </style:style>
    <style:style style:name="T21" style:family="text">
      <style:text-properties officeooo:rsid="003eab2b"/>
    </style:style>
    <style:style style:name="T22" style:family="text">
      <style:text-properties officeooo:rsid="000b7ec9"/>
    </style:style>
    <style:style style:name="T23" style:family="text">
      <style:text-properties officeooo:rsid="000dbcea"/>
    </style:style>
    <style:style style:name="T24" style:family="text">
      <style:text-properties officeooo:rsid="0013d120"/>
    </style:style>
    <style:style style:name="T25" style:family="text">
      <style:text-properties officeooo:rsid="00150808"/>
    </style:style>
    <style:style style:name="T26" style:family="text">
      <style:text-properties officeooo:rsid="001f5914"/>
    </style:style>
    <style:style style:name="T27" style:family="text">
      <style:text-properties officeooo:rsid="00202b5c"/>
    </style:style>
    <style:style style:name="T28" style:family="text">
      <style:text-properties officeooo:rsid="003769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作者：夏志丽 </text:p>
      <text:p text:style-name="P20">模块名：资金核对</text:p>
      <text:p text:style-name="P1"><text:tab/><text:span text:style-name="T1">导航下拉名_1:账务收入</text:span></text:p>
      <text:p text:style-name="P1"><text:tab/><text:tab/><text:span text:style-name="T3">导航名_1:回款</text:span></text:p>
      <text:p text:style-name="P1"><text:tab/><text:tab/><text:tab/>功能名字_1:列表 <text:s/>功能类型:</text:p>
      <text:p text:style-name="P1"><text:tab/><text:tab/><text:tab/><text:tab/><text:bookmark-start text:name="__DdeLink__2767_1487808094"/>字段名称_<text:span text:style-name="T13">1</text:span>:日期</text:p>
      <text:p text:style-name="P1"><text:tab/><text:tab/><text:tab/><text:tab/>字段名称_<text:span text:style-name="T13">2</text:span>:地区 <text:s/></text:p>
      <text:p text:style-name="P1"><text:tab/><text:tab/><text:tab/><text:tab/>字段名称_<text:span text:style-name="T14">3</text:span>:内部项目名称</text:p>
      <text:p text:style-name="P1"><text:tab/><text:tab/><text:tab/><text:tab/>字段名称_<text:span text:style-name="T14">4</text:span>:到账金额</text:p>
      <text:p text:style-name="P1"><text:tab/><text:tab/><text:tab/><text:tab/>字段名称_<text:span text:style-name="T15">5</text:span>:税金</text:p>
      <text:p text:style-name="P1"><text:tab/><text:tab/><text:tab/><text:tab/><text:bookmark-end text:name="__DdeLink__2767_1487808094"/></text:p>
      <text:p text:style-name="P1"><text:tab/><text:tab/><text:tab/><text:tab/></text:p>
      <text:p text:style-name="P1"><text:tab/><text:tab/><text:tab/>功能名字_<text:span text:style-name="T16">2</text:span>:添加 <text:s/>功能类型:</text:p>
      <text:p text:style-name="P6"><text:tab/><text:tab/><text:tab/><text:tab/>字段名称_<text:span text:style-name="T13">1</text:span>:日期 <text:s text:c="7"/>标签类型:日期框 </text:p>
      <text:p text:style-name="P6"><text:tab/><text:tab/><text:tab/><text:tab/>字段名称_<text:span text:style-name="T13">2</text:span>:地区 <text:s text:c="7"/>标签类型:文本框</text:p>
      <text:p text:style-name="P6"><text:tab/><text:tab/><text:tab/><text:tab/>字段名称_<text:span text:style-name="T14">3</text:span>:内部项目名称 <text:s/>标签类型:文本框</text:p>
      <text:p text:style-name="P6"><text:tab/><text:tab/><text:tab/><text:tab/>字段名称_<text:span text:style-name="T14">4</text:span>:到账金额 <text:s text:c="4"/>标签类型:数值框</text:p>
      <text:p text:style-name="P6"><text:tab/><text:tab/><text:tab/><text:tab/>字段名称_<text:span text:style-name="T15">5</text:span>:税金 <text:s text:c="8"/>标签类型:数值框</text:p>
      <text:p text:style-name="P6"/>
      <text:p text:style-name="P1"><text:tab/><text:tab/><text:tab/>功能名字_<text:span text:style-name="T16">3</text:span>:编辑 <text:s/>功能类型:</text:p>
      <text:p text:style-name="P7"><text:tab/><text:tab/><text:tab/><text:tab/>字段名称_<text:span text:style-name="T13">1</text:span>:日期 <text:s text:c="7"/>标签类型:日期框 </text:p>
      <text:p text:style-name="P7"><text:tab/><text:tab/><text:tab/><text:tab/>字段名称_<text:span text:style-name="T13">2</text:span>:地区 <text:s text:c="7"/>标签类型:文本框</text:p>
      <text:p text:style-name="P7"><text:tab/><text:tab/><text:tab/><text:tab/>字段名称_<text:span text:style-name="T14">3</text:span>:内部项目名称 <text:s/>标签类型:文本框</text:p>
      <text:p text:style-name="P7"><text:tab/><text:tab/><text:tab/><text:tab/>字段名称_<text:span text:style-name="T14">4</text:span>:到账金额 <text:s text:c="4"/>标签类型:数值框</text:p>
      <text:p text:style-name="P7"><text:tab/><text:tab/><text:tab/><text:tab/>字段名称_<text:span text:style-name="T15">5</text:span>:税金 <text:s text:c="8"/>标签类型:数值框</text:p>
      <text:p text:style-name="P7"/>
      <text:p text:style-name="P1"><text:tab/><text:tab/><text:tab/>功能名字_<text:span text:style-name="T16">4</text:span>:删除 <text:s/>功能类型:</text:p>
      <text:p text:style-name="P23"><text:tab/><text:tab/><text:tab/>功能名字_<text:span text:style-name="T28">5</text:span>:导入 <text:s/>功能类型:</text:p>
      <text:p text:style-name="P1"><text:tab/><text:tab/><text:tab/></text:p>
      <text:p text:style-name="P1"/>
      <text:p text:style-name="P1"/>
      <text:p text:style-name="P1"><text:tab/><text:tab/><text:span text:style-name="T3">导航名_</text:span><text:span text:style-name="T4">2</text:span><text:span text:style-name="T3">:</text:span><text:bookmark-start text:name="__DdeLink__558_787592457"/><text:span text:style-name="T4">收到股东款</text:span><text:bookmark-end text:name="__DdeLink__558_787592457"/></text:p>
      <text:p text:style-name="P1"><text:tab/><text:tab/><text:tab/>功能名字_1:列表 <text:s/>功能类型:</text:p>
      <text:p text:style-name="P8"><text:tab/><text:tab/><text:tab/><text:tab/>字段名称_<text:span text:style-name="T13">1</text:span>:日期</text:p>
      <text:p text:style-name="P1"><text:tab/><text:tab/><text:tab/><text:tab/>字段名称_<text:span text:style-name="T13">2</text:span>:股东名 <text:s/></text:p>
      <text:p text:style-name="P1"><text:tab/><text:tab/><text:tab/><text:tab/>字段名称_<text:span text:style-name="T14">3</text:span>:金额</text:p>
      <text:p text:style-name="P1"><text:tab/><text:tab/><text:tab/><text:tab/></text:p>
      <text:p text:style-name="P1"><text:tab/><text:tab/><text:tab/>功能名字_<text:span text:style-name="T17">2:添加</text:span> <text:s/>功能类型:</text:p>
      <text:p text:style-name="P11"><text:tab/><text:tab/><text:tab/><text:tab/>字段名称_<text:span text:style-name="T13">1</text:span>:日期<text:tab/>标签类型:日期框 必填 </text:p>
      <text:p text:style-name="P11"><text:tab/><text:tab/><text:tab/><text:tab/>字段名称_<text:span text:style-name="T13">2</text:span>:股东名 <text:s text:c="2"/>标签类型:下拉框 必填 <text:s/></text:p>
      <text:p text:style-name="P11"><text:tab/><text:tab/><text:tab/><text:tab/>字段名称_<text:span text:style-name="T14">3</text:span>:金额 <text:s text:c="4"/>标签类型:数值框 必填</text:p>
      <text:p text:style-name="P11"/>
      <text:p text:style-name="P10"><text:tab/><text:tab/><text:tab/>功能名字_<text:span text:style-name="T27">3:编辑</text:span> <text:s/>功能类型:</text:p>
      <text:p text:style-name="P11"><text:tab/><text:tab/><text:tab/><text:tab/>字段名称_<text:span text:style-name="T13">1</text:span>:日期<text:tab/>标签类型:日期框 必填 </text:p>
      <text:p text:style-name="P11"><text:tab/><text:tab/><text:tab/><text:tab/>字段名称_<text:span text:style-name="T13">2</text:span>:股东名 <text:s text:c="2"/>标签类型:下拉框 必填 <text:s/></text:p>
      <text:p text:style-name="P11"><text:tab/><text:tab/><text:tab/><text:tab/>字段名称_<text:span text:style-name="T14">3</text:span>:金额 <text:s text:c="4"/>标签类型:数值框 必填</text:p>
      <text:p text:style-name="P11"/>
      <text:p text:style-name="P10"><text:tab/><text:tab/><text:tab/>功能名字_<text:span text:style-name="T27">4:删除</text:span> <text:s/>功能类型:</text:p>
      <text:p text:style-name="P10"><text:tab/><text:tab/><text:tab/>功能名字_<text:span text:style-name="T27">5:汇总</text:span> <text:s/>功能类型:</text:p>
      <text:p text:style-name="P23"><text:tab/><text:tab/><text:tab/>功能名字_<text:span text:style-name="T28">6</text:span>:导入 <text:s/>功能类型:</text:p>
      <text:p text:style-name="P1"/>
      <text:p text:style-name="P1"><text:tab/><text:tab/><text:span text:style-name="T3">导航名_</text:span><text:span text:style-name="T5">3</text:span><text:span text:style-name="T3">:</text:span><text:bookmark-start text:name="__DdeLink__560_787592457"/><text:span text:style-name="T3">其他收入</text:span><text:bookmark-end text:name="__DdeLink__560_787592457"/></text:p>
      <text:p text:style-name="P1"><text:tab/><text:tab/><text:tab/>功能名字_1:列表 <text:s/>功能类型:</text:p>
      <text:p text:style-name="P8"><text:tab/><text:tab/><text:tab/><text:tab/>字段名称_<text:span text:style-name="T13">1</text:span>:日期</text:p>
      <text:p text:style-name="P1"><text:tab/><text:tab/><text:tab/><text:tab/>字段名称_<text:span text:style-name="T13">2</text:span>:类型 <text:s/></text:p>
      <text:p text:style-name="P1"><text:tab/><text:tab/><text:tab/><text:tab/>字段名称_<text:span text:style-name="T14">3</text:span>:金额</text:p>
      <text:p text:style-name="P1"><text:tab/><text:tab/><text:tab/><text:tab/></text:p>
      <text:p text:style-name="P12"><text:tab/><text:tab/><text:tab/>功能名字_<text:span text:style-name="T17">2:添加</text:span> <text:s/>功能类型:</text:p>
      <text:p text:style-name="P12"><text:tab/><text:tab/><text:tab/><text:tab/>字段名称_<text:span text:style-name="T13">1</text:span>:日期<text:tab/>标签类型:日期框 必填 </text:p>
      <text:p text:style-name="P13"><text:tab/><text:tab/><text:tab/><text:tab/>字段名称_<text:span text:style-name="T13">2</text:span>:类型 <text:s text:c="3"/>标签类型:下拉框 必填 <text:s/></text:p>
      <text:p text:style-name="P12"><text:soft-page-break/><text:tab/><text:tab/><text:tab/><text:tab/>字段名称_<text:span text:style-name="T14">3</text:span>:金额 <text:s text:c="4"/>标签类型:数值框 必填</text:p>
      <text:p text:style-name="P12"/>
      <text:p text:style-name="P12"><text:tab/><text:tab/><text:tab/>功能名字_<text:span text:style-name="T27">3:编辑</text:span> <text:s/>功能类型:</text:p>
      <text:p text:style-name="P12"><text:tab/><text:tab/><text:tab/><text:tab/>字段名称_<text:span text:style-name="T13">1</text:span>:日期<text:tab/>标签类型:日期框 必填 </text:p>
      <text:p text:style-name="P13"><text:tab/><text:tab/><text:tab/><text:tab/>字段名称_<text:span text:style-name="T13">2</text:span>:类型 <text:s text:c="3"/>标签类型:下拉框 必填 <text:s/></text:p>
      <text:p text:style-name="P12"><text:tab/><text:tab/><text:tab/><text:tab/>字段名称_<text:span text:style-name="T14">3</text:span>:金额 <text:s text:c="4"/>标签类型:数值框 必填</text:p>
      <text:p text:style-name="P12"/>
      <text:p text:style-name="P12"><text:tab/><text:tab/><text:tab/>功能名字_<text:span text:style-name="T27">4:删除</text:span> <text:s/>功能类型:</text:p>
      <text:p text:style-name="P12"><text:tab/><text:tab/><text:tab/>功能名字_<text:span text:style-name="T27">5:汇总</text:span> <text:s/>功能类型:</text:p>
      <text:p text:style-name="P23"><text:tab/><text:tab/><text:tab/>功能名字_<text:span text:style-name="T28">6</text:span>:导入 <text:s/>功能类型:</text:p>
      <text:p text:style-name="P1"><text:tab/><text:tab/><text:tab/><text:tab/></text:p>
      <text:p text:style-name="P1"><text:tab/><text:tab/></text:p>
      <text:p text:style-name="P1"><text:tab/><text:tab/><text:span text:style-name="T3">导航名_</text:span><text:span text:style-name="T6">4</text:span><text:span text:style-name="T3">:</text:span><text:bookmark-start text:name="__DdeLink__562_787592457"/><text:span text:style-name="T3">账务收入</text:span><text:bookmark-end text:name="__DdeLink__562_787592457"/></text:p>
      <text:p text:style-name="P1"><text:tab/><text:tab/><text:tab/>功能名字_1:汇总 <text:s/>功能类型:</text:p>
      <text:p text:style-name="P8"><text:tab/><text:tab/><text:tab/><text:tab/><text:bookmark-start text:name="__DdeLink__564_787592457"/>字段名称_<text:span text:style-name="T13">1</text:span>:日期</text:p>
      <text:p text:style-name="P1"><text:tab/><text:tab/><text:tab/><text:tab/>字段名称_<text:span text:style-name="T18">2</text:span>:回款</text:p>
      <text:p text:style-name="P1"><text:tab/><text:tab/><text:tab/><text:tab/>字段名称_<text:span text:style-name="T18">3</text:span>:股东借款</text:p>
      <text:p text:style-name="P2"><text:tab/><text:tab/><text:tab/><text:tab/>字段名称_<text:span text:style-name="T22">4</text:span>:其他收入</text:p>
      <text:p text:style-name="P3"><text:tab/><text:tab/><text:tab/><text:tab/>字段名称_<text:span text:style-name="T23">5</text:span>:账务收入合计<text:bookmark-end text:name="__DdeLink__564_787592457"/></text:p>
      <text:p text:style-name="P1"><text:tab/><text:tab/><text:tab/></text:p>
      <text:p text:style-name="P1"/>
      <text:p text:style-name="P1"><text:tab/><text:tab/></text:p>
      <text:p text:style-name="P1"><text:tab/><text:span text:style-name="T1">导航下拉名_</text:span><text:span text:style-name="T2">2:账务支出</text:span></text:p>
      <text:p text:style-name="P1"><text:tab/><text:tab/><text:span text:style-name="T3">导航名_</text:span><text:span text:style-name="T7">1</text:span><text:span text:style-name="T3">:</text:span><text:bookmark-start text:name="__DdeLink__2774_1678149015"/><text:span text:style-name="T3">营业</text:span><text:bookmark-end text:name="__DdeLink__2774_1678149015"/><text:span text:style-name="T3">费用</text:span></text:p>
      <text:p text:style-name="P1"><text:tab/><text:tab/><text:tab/>功能名字_1:列表 <text:s/>功能类型:</text:p>
      <text:p text:style-name="P8"><text:tab/><text:tab/><text:tab/><text:tab/><text:bookmark-start text:name="__DdeLink__2776_1678149015"/>字段名称_<text:span text:style-name="T13">1</text:span>:日期</text:p>
      <text:p text:style-name="P1"><text:tab/><text:tab/><text:tab/><text:tab/>字段名称_<text:span text:style-name="T13">2</text:span>:类型</text:p>
      <text:p text:style-name="P1"><text:tab/><text:tab/><text:tab/><text:tab/>字段名称_<text:span text:style-name="T14">3</text:span>:金额</text:p>
      <text:p text:style-name="P1"><text:tab/><text:tab/><text:tab/><text:tab/><text:bookmark-end text:name="__DdeLink__2776_1678149015"/></text:p>
      <text:p text:style-name="P1"><text:tab/><text:tab/><text:tab/><text:tab/></text:p>
      <text:p text:style-name="P14"><text:tab/><text:tab/><text:tab/>功能名字_<text:span text:style-name="T17">2:添加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/>
      <text:p text:style-name="P14"><text:tab/><text:tab/><text:tab/>功能名字_<text:span text:style-name="T27">3:编辑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/>
      <text:p text:style-name="P14"><text:tab/><text:tab/><text:tab/>功能名字_<text:span text:style-name="T27">4:删除</text:span> <text:s/>功能类型:</text:p>
      <text:p text:style-name="P14"><text:tab/><text:tab/><text:tab/>功能名字_<text:span text:style-name="T27">5:汇总</text:span> <text:s/>功能类型:</text:p>
      <text:p text:style-name="P23"><text:tab/><text:tab/><text:tab/>功能名字_<text:span text:style-name="T28">6</text:span>:导入 <text:s/>功能类型:</text:p>
      <text:p text:style-name="P1"/>
      <text:p text:style-name="P4"><text:tab/><text:tab/><text:span text:style-name="T3">导航名_</text:span><text:span text:style-name="T9">2</text:span><text:span text:style-name="T3">:</text:span><text:span text:style-name="T9">支付给股东</text:span></text:p>
      <text:p text:style-name="P4"><text:tab/><text:tab/><text:tab/>功能名字_1:列表 <text:s/>功能类型:</text:p>
      <text:p text:style-name="P8"><text:tab/><text:tab/><text:tab/><text:tab/><text:bookmark-start text:name="__DdeLink__2776_16781490152"/>字段名称_<text:span text:style-name="T13">1</text:span>:日期</text:p>
      <text:p text:style-name="P4"><text:tab/><text:tab/><text:tab/><text:tab/>字段名称_<text:span text:style-name="T13">2</text:span>:类型</text:p>
      <text:p text:style-name="P4"><text:tab/><text:tab/><text:tab/><text:tab/>字段名称_<text:span text:style-name="T14">3</text:span>:金额</text:p>
      <text:p text:style-name="P4"><text:tab/><text:tab/><text:tab/><text:tab/><text:bookmark-end text:name="__DdeLink__2776_16781490152"/></text:p>
      <text:p text:style-name="P4"><text:tab/><text:tab/><text:tab/><text:tab/></text:p>
      <text:p text:style-name="P14"><text:tab/><text:tab/><text:tab/>功能名字_<text:span text:style-name="T17">2:添加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/>
      <text:p text:style-name="P14"><text:tab/><text:tab/><text:tab/>功能名字_<text:span text:style-name="T27">3:编辑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><text:soft-page-break/></text:p>
      <text:p text:style-name="P14"><text:tab/><text:tab/><text:tab/>功能名字_<text:span text:style-name="T27">4:删除</text:span> <text:s/>功能类型:</text:p>
      <text:p text:style-name="P14"><text:tab/><text:tab/><text:tab/>功能名字_<text:span text:style-name="T27">5:汇总</text:span> <text:s/>功能类型:</text:p>
      <text:p text:style-name="P23"><text:tab/><text:tab/><text:tab/>功能名字_<text:span text:style-name="T28">6</text:span>:导入 <text:s/>功能类型:</text:p>
      <text:p text:style-name="P18"/>
      <text:p text:style-name="P1"/>
      <text:p text:style-name="P1"><text:tab/><text:tab/></text:p>
      <text:p text:style-name="P1"><text:tab/><text:tab/><text:span text:style-name="T3">导航名_</text:span><text:span text:style-name="T10">3</text:span><text:span text:style-name="T3">:其他支出</text:span></text:p>
      <text:p text:style-name="P1"><text:tab/><text:tab/><text:tab/>功能名字_1:列表 <text:s/>功能类型:</text:p>
      <text:p text:style-name="P8"><text:tab/><text:tab/><text:tab/><text:tab/>字段名称_<text:span text:style-name="T13">1</text:span>:日期</text:p>
      <text:p text:style-name="P1"><text:tab/><text:tab/><text:tab/><text:tab/>字段名称_<text:span text:style-name="T18">2</text:span>:类型</text:p>
      <text:p text:style-name="P1"><text:tab/><text:tab/><text:tab/><text:tab/>字段名称_<text:span text:style-name="T18">3</text:span>:金额</text:p>
      <text:p text:style-name="P1"><text:tab/><text:tab/><text:tab/></text:p>
      <text:p text:style-name="P1"/>
      <text:p text:style-name="P14"><text:tab/><text:tab/><text:tab/>功能名字_<text:span text:style-name="T17">2:添加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/>
      <text:p text:style-name="P14"><text:tab/><text:tab/><text:tab/>功能名字_<text:span text:style-name="T27">3:编辑</text:span> <text:s/>功能类型:</text:p>
      <text:p text:style-name="P14"><text:tab/><text:tab/><text:tab/><text:tab/>字段名称_<text:span text:style-name="T13">1</text:span>:日期<text:tab/>标签类型:日期框 必填 </text:p>
      <text:p text:style-name="P14"><text:tab/><text:tab/><text:tab/><text:tab/>字段名称_<text:span text:style-name="T13">2</text:span>:类型 <text:s text:c="3"/>标签类型:下拉框 必填 <text:s/></text:p>
      <text:p text:style-name="P14"><text:tab/><text:tab/><text:tab/><text:tab/>字段名称_<text:span text:style-name="T14">3</text:span>:金额 <text:s text:c="4"/>标签类型:数值框 必填</text:p>
      <text:p text:style-name="P14"/>
      <text:p text:style-name="P14"><text:tab/><text:tab/><text:tab/>功能名字_<text:span text:style-name="T27">4:删除</text:span> <text:s/>功能类型:</text:p>
      <text:p text:style-name="P14"><text:tab/><text:tab/><text:tab/>功能名字_<text:span text:style-name="T27">5:汇总</text:span> <text:s/>功能类型:</text:p>
      <text:p text:style-name="P23"><text:tab/><text:tab/><text:tab/>功能名字_<text:span text:style-name="T28">6</text:span>:导入 <text:s/>功能类型:</text:p>
      <text:p text:style-name="P17"><text:span text:style-name="T19"><text:tab/></text:span><text:span text:style-name="T20"><text:tab/></text:span></text:p>
      <text:p text:style-name="P1"><text:tab/><text:tab/><text:span text:style-name="T3">导航名_</text:span><text:span text:style-name="T11">4</text:span><text:span text:style-name="T3">:账务支出</text:span></text:p>
      <text:p text:style-name="P1"><text:tab/><text:tab/><text:tab/>功能名字_1:汇总 <text:s/>功能类型:</text:p>
      <text:p text:style-name="P8"><text:tab/><text:tab/><text:tab/><text:tab/><text:bookmark-start text:name="__DdeLink__2785_1678149015"/>字段名称_<text:span text:style-name="T13">1</text:span>:日期</text:p>
      <text:p text:style-name="P9"><text:tab/><text:tab/><text:tab/><text:tab/>字段名称_<text:span text:style-name="T18">2</text:span>:营业费用</text:p>
      <text:p text:style-name="P1"><text:tab/><text:tab/><text:tab/><text:tab/>字段名称_<text:span text:style-name="T26">3</text:span>:支付给股东<text:span text:style-name="T24">(还款)</text:span></text:p>
      <text:p text:style-name="P1"><text:tab/><text:tab/><text:tab/><text:tab/>字段名称_<text:span text:style-name="T26">4</text:span>:其他支出</text:p>
      <text:p text:style-name="P1"><text:tab/><text:tab/><text:tab/><text:tab/>字段名称_<text:span text:style-name="T26">5</text:span>:合计<text:bookmark-end text:name="__DdeLink__2785_1678149015"/></text:p>
      <text:p text:style-name="P1"><text:tab/><text:tab/></text:p>
      <text:p text:style-name="P1"><text:tab/><text:tab/></text:p>
      <text:p text:style-name="P1"><text:tab/></text:p>
      <text:p text:style-name="P1"><text:tab/><text:span text:style-name="T1">导航下拉名_</text:span><text:span text:style-name="T2">3:资金核对</text:span></text:p>
      <text:p text:style-name="P21"/>
      <text:p text:style-name="P1"><text:tab/><text:tab/><text:span text:style-name="T3">导航名_</text:span><text:span text:style-name="T8">1</text:span><text:span text:style-name="T3">:</text:span><text:span text:style-name="T12">期初余额</text:span></text:p>
      <text:p text:style-name="P1"><text:tab/><text:tab/><text:tab/>功能名字_1:列表 <text:s/>功能类型:网格 (有网格/树形/编辑可选)</text:p>
      <text:p text:style-name="P8"><text:tab/><text:tab/><text:tab/><text:tab/><text:bookmark-start text:name="__DdeLink__5493_998034547"/>字段名称_<text:span text:style-name="T13">1</text:span>:日期</text:p>
      <text:p text:style-name="P5"><text:tab/><text:tab/><text:tab/><text:tab/>字段名称_<text:span text:style-name="T21">2</text:span>:期初余额 <text:s text:c="2"/></text:p>
      <text:p text:style-name="P5"><text:tab/><text:tab/><text:tab/><text:tab/> </text:p>
      <text:p text:style-name="P5"><text:tab/><text:tab/></text:p>
      <text:p text:style-name="P16"><text:tab/><text:tab/><text:tab/>功能名字_<text:span text:style-name="T17">2:添加</text:span> <text:s/>功能类型:</text:p>
      <text:p text:style-name="P16"><text:tab/><text:tab/><text:tab/><text:tab/>字段名称_<text:span text:style-name="T13">1</text:span>:日期 <text:s text:c="2"/>标签类型:日期框 必填 </text:p>
      <text:p text:style-name="P16"><text:tab/><text:tab/><text:tab/><text:tab/>字段名称_<text:span text:style-name="T21">2</text:span>:期初余额 <text:s text:c="4"/>标签类型:数值框 必填</text:p>
      <text:p text:style-name="P16"/>
      <text:p text:style-name="P16"><text:tab/><text:tab/><text:tab/>功能名字_<text:span text:style-name="T27">3:编辑</text:span> <text:s/>功能类型:</text:p>
      <text:p text:style-name="P16"><text:tab/><text:tab/><text:tab/><text:tab/>字段名称_<text:span text:style-name="T13">1</text:span>:日期 <text:s text:c="2"/>标签类型:日期框 必填 </text:p>
      <text:p text:style-name="P16"><text:tab/><text:tab/><text:tab/><text:tab/>字段名称_<text:span text:style-name="T21">2</text:span>:期初余额 <text:s text:c="4"/>标签类型:数值框 必填</text:p>
      <text:p text:style-name="P16"/>
      <text:p text:style-name="P16"/>
      <text:p text:style-name="P16"><text:tab/><text:tab/><text:tab/>功能名字_<text:span text:style-name="T27">4:删除</text:span> <text:s/>功能类型:</text:p>
      <text:p text:style-name="P16"/>
      <text:p text:style-name="P16"/>
      <text:p text:style-name="P15"><text:tab/><text:tab/><text:span text:style-name="T3">导航名_</text:span><text:span text:style-name="T12">2</text:span><text:span text:style-name="T3">:账上余额</text:span></text:p>
      <text:p text:style-name="P15"><text:tab/><text:tab/><text:tab/>功能名字_1:汇总 <text:s/>功能类型:网格 (有网格/树形/编辑可选)</text:p>
      <text:p text:style-name="P15"><text:soft-page-break/><text:tab/><text:tab/><text:tab/><text:tab/>字段名称_<text:span text:style-name="T13">1</text:span>:日期</text:p>
      <text:p text:style-name="P15"><text:tab/><text:tab/><text:tab/><text:tab/>字段名称_<text:span text:style-name="T21">2</text:span>:期初余额 <text:s text:c="2"/></text:p>
      <text:p text:style-name="P15"><text:tab/><text:tab/><text:tab/><text:tab/>字段名称_<text:span text:style-name="T21">3</text:span>:账务支出</text:p>
      <text:p text:style-name="P15"><text:tab/><text:tab/><text:tab/><text:tab/>字段名称_<text:span text:style-name="T21">4</text:span>:账上余额</text:p>
      <text:p text:style-name="P15"><text:tab/><text:tab/><text:tab/><text:tab/>字段名称_<text:span text:style-name="T21">5</text:span>:资金差异<text:span text:style-name="T25">(期初余额+财务收入-财务支出)</text:span> <text:s text:c="2"/></text:p>
      <text:p text:style-name="P1"><text:tab/><text:tab/><text:tab/><text:tab/></text:p>
      <text:p text:style-name="P1"><text:s text:c="7"/><text:bookmark-end text:name="__DdeLink__5493_9980345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47:01.090636931</meta:creation-date>
    <dc:date>2017-07-06T19:09:33.668272926</dc:date>
    <meta:editing-duration>PT21H54M10S</meta:editing-duration>
    <meta:editing-cycles>33</meta:editing-cycles>
    <meta:generator>LibreOffice/5.2.6.1$Linux_X86_64 LibreOffice_project/20$Build-1</meta:generator>
    <meta:document-statistic meta:table-count="0" meta:image-count="0" meta:object-count="0" meta:page-count="4" meta:paragraph-count="161" meta:word-count="1715" meta:character-count="2884" meta:non-whitespace-character-count="1987"/>
  </office:meta>
</office:document-meta>
</file>